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75cm" fo:min-width="15.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69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2.5cm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1.85cm" fo:min-width="2.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gr7" style:family="graphic" style:parent-style-name="standard">
      <style:graphic-properties draw:fill="solid" draw:fill-color="#66ffff" draw:textarea-horizontal-align="justify" draw:textarea-vertical-align="middle" draw:auto-grow-height="false" fo:min-height="7.25cm" fo:min-width="16.3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min-height="5.95cm" fo:min-width="15.4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min-height="7.25cm" fo:min-width="16.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35cm"/>
    </style:style>
    <style:style style:name="gr11" style:family="graphic" style:parent-style-name="standard">
      <style:graphic-properties draw:fill="solid" draw:fill-color="#99ffff" draw:textarea-horizontal-align="justify" draw:textarea-vertical-align="middle" draw:auto-grow-height="false" fo:min-height="3.25cm" fo:min-width="16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853cm" svg:height="0.962cm" svg:x="6.8cm" svg:y="1.7cm">
          <draw:text-box>
            <text:p>ACCUEIL-MOBILE</text:p>
          </draw:text-box>
        </draw:frame>
        <draw:custom-shape draw:style-name="gr2" draw:text-style-name="P1" draw:layer="layout" svg:width="16.3cm" svg:height="2cm" svg:x="2cm" svg:y="6.1cm">
          <text:p text:style-name="P1">&lt;H1&gt;<text:span text:style-name="T1">POSER,CONSULTER ET </text:span></text:p>
          <text:p text:style-name="P1"><text:span text:style-name="T1">GERER GRATUITEMENT </text:span></text:p>
          <text:p text:style-name="P1"><text:span text:style-name="T1">SES JOURS DE CONGE EN LIGNE <text:s/></text:span>&lt;/H1&gt;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369cm" svg:height="0.645cm" svg:x="1.4cm" svg:y="3cm">
          <draw:text-box>
            <text:p><text:span text:style-name="T2">&lt;HEADER&gt;</text:span></text:p>
          </draw:text-box>
        </draw:frame>
        <draw:custom-shape draw:style-name="gr4" draw:text-style-name="P1" draw:layer="layout" svg:width="3cm" svg:height="1.8cm" svg:x="2cm" svg:y="3.7cm">
          <text:p text:style-name="P1">LOGO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3" draw:layer="layout" svg:width="3.1cm" svg:height="2.1cm" svg:x="12cm" svg:y="3.3cm">
            <text:p text:style-name="P3"><text:span text:style-name="T3">Menu</text:span></text:p>
            <text:p text:style-name="P3"><text:span text:style-name="T3">Sandwich</text:span></text:p>
            <text:p text:style-name="P3"><text:span text:style-name="T3">stable</text:span></text:p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1.471cm" svg:height="0.645cm" svg:x="12.042cm" svg:y="3.5cm">
            <draw:text-box>
              <text:p><text:span text:style-name="T2">&lt;nav&gt;</text:span></text:p>
            </draw:text-box>
          </draw:frame>
        </draw:g>
        <draw:custom-shape draw:style-name="gr7" draw:text-style-name="P1" draw:layer="layout" svg:width="16.8cm" svg:height="7.5cm" svg:x="1.8cm" svg:y="16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5.9cm" svg:height="6.2cm" svg:x="2.2cm" svg:y="17.3cm">
          <text:p text:style-name="P1">4 images explicatives animation CS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6.9cm" svg:height="7.5cm" svg:x="1.6cm" svg:y="8.5cm">
          <text:p text:style-name="P1"/>
          <text:p text:style-name="P1"/>
          <text:p text:style-name="P1"><text:s/><text:span text:style-name="T4"><text:s text:c="3"/></text:span><text:span text:style-name="T4">Le chef d'équipe intéressé par le site demande son inscription via le menu "contact"</text:span></text:p>
          <text:p text:style-name="P1"><text:span text:style-name="T4"/></text:p>
          <text:p text:style-name="P1"><text:span text:style-name="T4"><text:s text:c="4"/></text:span><text:span text:style-name="T4">Vous avez entendu parler du site "mesrepos", et vous êtes intéressés par une centralisation claire de la gestion des congés de vos employés</text:span></text:p>
          <text:p text:style-name="P1"><text:span text:style-name="T4"/></text:p>
          <text:p text:style-name="P1"><text:span text:style-name="T4"><text:s text:c="4"/></text:span><text:span text:style-name="T4">Vous aimeriez avoir gratuitement une vue des congés à un instant "t" de l'ensemble des travailleurs sous votre responsabilité.</text:span></text:p>
          <text:p text:style-name="P1"><text:span text:style-name="T4"><text:s text:c="4"/></text:span><text:span text:style-name="T4">Le responsable du site créé un login et un mot de passe, et lui communique une confirmation de création d'équipe par envoi personnalisé.</text:span></text:p>
          <text:p text:style-name="P1"><text:span text:style-name="T4"/></text:p>
          <text:p text:style-name="P1"><text:span text:style-name="T4"><text:s text:c="4"/></text:span><text:span text:style-name="T4">L'inscription se fait de manière personnalisée. Aucune information n'est traitée automatiquement lors de l'inscription. Vous êtes sûr de la fiabilité.</text:span></text:p>
          <text:p text:style-name="P1"><text:span text:style-name="T4"><text:s text:c="4"/></text:span><text:span text:style-name="T4">La construction de votre équipe peut commencer en ligne.</text:span></text:p>
          <text:p text:style-name="P1"><text:span text:style-name="T4"/></text:p>
          <text:p text:style-name="P1"><text:span text:style-name="T4"><text:s text:c="4"/></text:span><text:span text:style-name="T4">Le responsable peut se logger (menu "Les équipes") et construire son équipe (sous-menu "Inscrire-Modifier"),</text:span></text:p>
          <text:p text:style-name="P1"><text:span text:style-name="T4"><text:s/></text:span><text:span text:style-name="T4">créer une fiche pour chaque employé, en remplissant les champs NOM, prénom, mail, etc.</text:span></text:p>
          <text:p text:style-name="P1"><text:span text:style-name="T4"><text:s text:c="4"/></text:span><text:span text:style-name="T4">Les employés peuvent poser et consulter leurs congés et leurs jours de repos gratuitement .</text:span></text:p>
          <text:p text:style-name="P1"><text:span text:style-name="T4"/></text:p>
          <text:p text:style-name="P1"><text:span text:style-name="T4"><text:s text:c="4"/></text:span><text:span text:style-name="T4">Les employés reçoivent individuellement un mail avec leur loggin (créés par le chef d'équipe) </text:span></text:p>
          <text:p text:style-name="P1"><text:span text:style-name="T4">et le mdp. Les employés peuvent se logger en menu "Mes congés"</text:span></text:p>
          <text:p text:style-name="P1"><text:span text:style-name="T4"/></text:p>
          <text:p text:style-name="P1"><text:span text:style-name="T4"><text:s text:c="4"/></text:span><text:span text:style-name="T4">Il est très simple ensuite de consulter et gérer ses jours de repos et de congé.</text:span>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6.035cm" svg:height="0.645cm" svg:x="1.9cm" svg:y="8.855cm">
          <draw:text-box>
            <text:p><text:span text:style-name="T2">&lt;section «blabla-accueil» &gt;  </text:span></text:p>
          </draw:text-box>
        </draw:frame>
        <draw:g>
          <draw:custom-shape draw:style-name="gr11" draw:text-style-name="P1" draw:layer="layout" svg:width="16.9cm" svg:height="3.5cm" svg:x="1.5cm" svg:y="24.1cm">
            <text:p text:style-name="P1">Mention légales</text:p>
            <text:p text:style-name="P1">Plan du site</text:p>
            <text:p text:style-name="P1">contact</text:p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1.81cm" svg:height="0.645cm" svg:x="1.5cm" svg:y="24.255cm">
            <draw:text-box>
              <text:p><text:span text:style-name="T2">&lt;footer&gt;</text:span></text:p>
            </draw:text-box>
          </draw:frame>
        </draw:g>
        <draw:frame draw:style-name="gr10" draw:text-style-name="P2" draw:layer="layout" svg:width="6.484cm" svg:height="0.645cm" svg:x="2.2cm" svg:y="16.6cm">
          <draw:text-box>
            <text:p><text:span text:style-name="T2">&lt;section «animation-mode-emploi» &gt;  </text:span></text:p>
          </draw:text-box>
        </draw:frame>
        <draw:custom-shape draw:style-name="gr4" draw:text-style-name="P4" draw:layer="layout" svg:width="3cm" svg:height="1.8cm" svg:x="15.4cm" svg:y="3cm">
          <text:p text:style-name="P4"><text:span text:style-name="T5">Bouton </text:span></text:p>
          <text:p text:style-name="P4"><text:span text:style-name="T5">connection B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4:46:01.208602955</meta:creation-date>
    <dc:date>2017-06-10T17:47:18.153744534</dc:date>
    <meta:editing-duration>PT40M47S</meta:editing-duration>
    <meta:editing-cycles>7</meta:editing-cycles>
    <meta:generator>LibreOffice/4.3.3.2$Linux_X86_64 LibreOffice_project/430m0$Build-2</meta:generator>
    <meta:document-statistic meta:object-count="16"/>
  </office:meta>
</office:document-meta>
</file>